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396in" table:align="margins"/>
    </style:style>
    <style:style style:name="Table4.A" style:family="table-column">
      <style:table-column-properties style:column-width="4.7396in" style:rel-column-width="65535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6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a6f89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23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24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25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26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style:font-name="Linux Libertine" fo:font-size="13pt" fo:font-weight="normal" officeooo:rsid="0028276d" officeooo:paragraph-rsid="00a6f89f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P28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36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37" style:family="paragraph" style:parent-style-name="Standard">
      <style:paragraph-properties fo:margin-top="0in" fo:margin-bottom="0.0201in" loext:contextual-spacing="false"/>
      <style:text-properties officeooo:paragraph-rsid="00b2508d"/>
    </style:style>
    <style:style style:name="P3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42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4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4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5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46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4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49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5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52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5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a6f89f" style:font-size-asian="11pt" style:font-size-complex="11pt"/>
    </style:style>
    <style:style style:name="P5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c5b670" style:font-size-asian="11pt" style:font-size-complex="11pt"/>
    </style:style>
    <style:style style:name="P60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61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62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6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6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0da007" style:font-weight-asian="normal" style:font-weight-complex="normal"/>
    </style:style>
    <style:style style:name="T8" style:family="text">
      <style:text-properties fo:font-weight="normal" officeooo:rsid="0028276d" style:font-weight-asian="normal" style:font-weight-complex="normal"/>
    </style:style>
    <style:style style:name="T9" style:family="text">
      <style:text-properties fo:font-weight="normal" officeooo:rsid="00412e07" style:font-weight-asian="normal" style:font-weight-complex="normal"/>
    </style:style>
    <style:style style:name="T10" style:family="text">
      <style:text-properties fo:font-weight="normal" officeooo:rsid="00922416" style:font-weight-asian="normal" style:font-weight-complex="normal"/>
    </style:style>
    <style:style style:name="T11" style:family="text">
      <style:text-properties fo:font-weight="normal" officeooo:rsid="0093c37e" style:font-weight-asian="normal" style:font-weight-complex="normal"/>
    </style:style>
    <style:style style:name="T12" style:family="text">
      <style:text-properties fo:font-weight="normal" officeooo:rsid="0096a386" style:font-weight-asian="normal" style:font-weight-complex="normal"/>
    </style:style>
    <style:style style:name="T13" style:family="text">
      <style:text-properties fo:font-weight="normal" officeooo:rsid="009aa60f" style:font-weight-asian="normal" style:font-weight-complex="normal"/>
    </style:style>
    <style:style style:name="T14" style:family="text">
      <style:text-properties fo:font-weight="normal" officeooo:rsid="00a50cea" style:font-weight-asian="normal" style:font-weight-complex="normal"/>
    </style:style>
    <style:style style:name="T15" style:family="text">
      <style:text-properties officeooo:rsid="004dd4db"/>
    </style:style>
    <style:style style:name="T16" style:family="text">
      <style:text-properties officeooo:rsid="004f73cb"/>
    </style:style>
    <style:style style:name="T17" style:family="text">
      <style:text-properties officeooo:rsid="005080c2"/>
    </style:style>
    <style:style style:name="T18" style:family="text">
      <style:text-properties officeooo:rsid="00514c0a"/>
    </style:style>
    <style:style style:name="T19" style:family="text">
      <style:text-properties officeooo:rsid="005b4a3c"/>
    </style:style>
    <style:style style:name="T20" style:family="text">
      <style:text-properties fo:font-size="16pt" officeooo:rsid="0016a030" style:font-size-asian="16pt" style:font-size-complex="16pt"/>
    </style:style>
    <style:style style:name="T21" style:family="text">
      <style:text-properties fo:font-size="16pt" officeooo:rsid="0087a1f4" style:font-size-asian="16pt" style:font-size-complex="16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officeooo:rsid="0085d603"/>
    </style:style>
    <style:style style:name="T24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5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28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9aee8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47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48" style:family="text">
      <style:text-properties officeooo:rsid="00922416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52" style:family="text">
      <style:text-properties officeooo:rsid="0096a386"/>
    </style:style>
    <style:style style:name="T53" style:family="text">
      <style:text-properties officeooo:rsid="00983bdc"/>
    </style:style>
    <style:style style:name="T54" style:family="text">
      <style:text-properties officeooo:rsid="0099aee8"/>
    </style:style>
    <style:style style:name="T55" style:family="text">
      <style:text-properties officeooo:rsid="0089294f"/>
    </style:style>
    <style:style style:name="T56" style:family="text">
      <style:text-properties officeooo:rsid="00a6f89f"/>
    </style:style>
    <style:style style:name="T57" style:family="text">
      <style:text-properties style:use-window-font-color="true"/>
    </style:style>
    <style:style style:name="T58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59" style:family="text">
      <style:text-properties style:use-window-font-color="true" officeooo:rsid="0085d603"/>
    </style:style>
    <style:style style:name="T60" style:family="text">
      <style:text-properties style:use-window-font-color="true" style:text-underline-style="none"/>
    </style:style>
    <style:style style:name="T61" style:family="text">
      <style:text-properties style:use-window-font-color="true" style:text-underline-style="none" officeooo:rsid="0085d603"/>
    </style:style>
    <style:style style:name="T62" style:family="text">
      <style:text-properties officeooo:rsid="00c359ad"/>
    </style:style>
    <style:style style:name="T63" style:family="text">
      <style:text-properties style:text-underline-style="none"/>
    </style:style>
    <style:style style:name="T64" style:family="text">
      <style:text-properties officeooo:rsid="00c455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2">C</text:span><text:span text:style-name="T20">HRISTOPHER</text:span> <text:span text:style-name="T22">S. C</text:span><text:span text:style-name="T20">ORLEY, </text:span><text:span text:style-name="T21">PhD</text:span></text:p>
          </table:table-cell>
          <table:table-cell table:style-name="Table1.A1" office:value-type="string">
            <text:p text:style-name="P63"><text:a xlink:type="simple" xlink:href="https://christop.club/" text:style-name="Internet_20_link" text:visited-style-name="Visited_20_Internet_20_Link"><text:span text:style-name="T60">http</text:span></text:a><text:a xlink:type="simple" xlink:href="https://christop.club/" text:style-name="Internet_20_link" text:visited-style-name="Visited_20_Internet_20_Link"><text:span text:style-name="T61">s</text:span></text:a><text:a xlink:type="simple" xlink:href="https://christop.club/" text:style-name="Internet_20_link" text:visited-style-name="Visited_20_Internet_20_Link"><text:span text:style-name="T60">://christop.club</text:span></text:a></text:p>
            <text:p text:style-name="P4"><text:a xlink:type="simple" xlink:href="mailto:cscorley@ua.edu" text:style-name="Internet_20_link" text:visited-style-name="Visited_20_Internet_20_Link"><text:span text:style-name="T60">cscorley@ua.edu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60">https://github.com/cscorley</text:span></text:a></text:p>
            <text:p text:style-name="P5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2">SKILLS</text:p>
                </table:table-cell>
              </table:table-row>
              <table:table-row>
                <table:table-cell table:style-name="Table3.A1" office:value-type="string">
                  <text:list xml:id="list739900155" text:style-name="L1">
                    <text:list-item>
                      <text:p text:style-name="P29">.NET</text:p>
                      <text:list>
                        <text:list-item>
                          <text:p text:style-name="P30">C#</text:p>
                        </text:list-item>
                        <text:list-item>
                          <text:p text:style-name="P31">Framework &amp; Core</text:p>
                        </text:list-item>
                        <text:list-item>
                          <text:p text:style-name="P29">ASP.NET WebAPI</text:p>
                        </text:list-item>
                        <text:list-item>
                          <text:p text:style-name="P32">VB.NET</text:p>
                        </text:list-item>
                      </text:list>
                    </text:list-item>
                    <text:list-item>
                      <text:p text:style-name="P29">Python</text:p>
                      <text:list>
                        <text:list-item>
                          <text:p text:style-name="P29">Flask</text:p>
                        </text:list-item>
                        <text:list-item>
                          <text:p text:style-name="P33">Django</text:p>
                        </text:list-item>
                        <text:list-item>
                          <text:p text:style-name="P29">numpy</text:p>
                        </text:list-item>
                        <text:list-item>
                          <text:p text:style-name="P34">Jupyter Notebooks</text:p>
                        </text:list-item>
                      </text:list>
                    </text:list-item>
                    <text:list-item>
                      <text:p text:style-name="P29">SQL</text:p>
                    </text:list-item>
                    <text:list-item>
                      <text:p text:style-name="P29">JavaScript</text:p>
                      <text:list>
                        <text:list-item>
                          <text:p text:style-name="P29">Node</text:p>
                        </text:list-item>
                        <text:list-item>
                          <text:p text:style-name="P29">React</text:p>
                        </text:list-item>
                        <text:list-item>
                          <text:p text:style-name="P29">Vue</text:p>
                        </text:list-item>
                      </text:list>
                    </text:list-item>
                    <text:list-item>
                      <text:p text:style-name="P29">Rust (beginner)</text:p>
                    </text:list-item>
                    <text:list-item>
                      <text:p text:style-name="P29">Git</text:p>
                    </text:list-item>
                    <text:list-item>
                      <text:p text:style-name="P29">Elasticsearch</text:p>
                    </text:list-item>
                    <text:list-item>
                      <text:p text:style-name="P29">MongoDB</text:p>
                    </text:list-item>
                    <text:list-item>
                      <text:p text:style-name="P29">RabbitMQ</text:p>
                    </text:list-item>
                    <text:list-item>
                      <text:p text:style-name="P29">IIS</text:p>
                    </text:list-item>
                    <text:list-item>
                      <text:p text:style-name="P29">New Relic</text:p>
                    </text:list-item>
                    <text:list-item>
                      <text:p text:style-name="P29">GNU/Linux</text:p>
                    </text:list-item>
                    <text:list-item>
                      <text:p text:style-name="P29">Windows Server</text:p>
                    </text:list-item>
                    <text:list-item>
                      <text:p text:style-name="P36"><text:span text:style-name="T34">Azure </text:span><text:span text:style-name="T39">DevOps</text:span></text:p>
                    </text:list-item>
                  </text:list>
                  <text:p text:style-name="P37"><text:span text:style-name="T39"/></text:p>
                  <text:p text:style-name="P37"><text:span text:style-name="T39"/></text:p>
                  <text:p text:style-name="P37"><text:span text:style-name="T39"/></text:p>
                  <text:p text:style-name="P37"><text:span text:style-name="T39"/></text:p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</table:table-row>
              <table:table-row>
                <table:table-cell table:style-name="Table3.A1" office:value-type="string">
                  <text:p text:style-name="P16">PhD, Computer Science</text:p>
                  <text:p text:style-name="P38">University of Alabama</text:p>
                  <text:p text:style-name="P40">May 2018</text:p>
                  <text:p text:style-name="P14"><text:span text:style-name="T10">Online Topic Modeling For Software Maintenance Using A </text:span><text:span text:style-name="T11">C</text:span><text:span text:style-name="T10">hangeset-Based Approach</text:span></text:p>
                  <text:p text:style-name="P54"/>
                  <text:p text:style-name="P15"><text:span text:style-name="T48">M</text:span><text:span text:style-name="T3">S,</text:span><text:span text:style-name="T48"> Computer Science</text:span></text:p>
                  <text:p text:style-name="P39">University of Alabama</text:p>
                  <text:p text:style-name="P41">August 2014</text:p>
                  <text:p text:style-name="P41"/>
                  <text:p text:style-name="P21"><text:span text:style-name="T3">BS,</text:span><text:span text:style-name="T55"> Computer Science</text:span></text:p>
                  <text:p text:style-name="P56">University of North Alabama</text:p>
                  <text:p text:style-name="P57">May 2011</text:p>
                </table:table-cell>
              </table:table-row>
              <table:table-row>
                <table:table-cell table:style-name="Table3.A1" office:value-type="string">
                  <text:p text:style-name="P27"><text:soft-page-break/><text:span text:style-name="T46">OTHER</text:span><text:span text:style-name="T47"> EXPERIENCE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26">O</text:span><text:span text:style-name="T24">pen-source projects</text:span></text:p>
                  <text:list xml:id="list231549362912242" text:continue-numbering="true" text:style-name="L1">
                    <text:list-item>
                      <text:p text:style-name="P61"><text:a xlink:type="simple" xlink:href="https://github.com/cscorley/whatthepatch" text:style-name="Internet_20_link" text:visited-style-name="Visited_20_Internet_20_Link"><text:span text:style-name="T58">whatthepatch</text:span></text:a><text:span text:style-name="T37">: Python diff/patch parsing library, </text:span><text:span text:style-name="T38">owner</text:span></text:p>
                    </text:list-item>
                    <text:list-item>
                      <text:p text:style-name="P42"><text:a xlink:type="simple" xlink:href="https://github.com/RaRe-Technologies/gensim" text:style-name="Internet_20_link" text:visited-style-name="Visited_20_Internet_20_Link"><text:span text:style-name="T57">Gensim</text:span></text:a>: Python topic modeling library, <text:span text:style-name="T19">core contributor</text:span></text:p>
                    </text:list-item>
                  </text:list>
                  <text:p text:style-name="P11"/>
                  <text:p text:style-name="P18">Research instrumentation</text:p>
                  <text:list xml:id="list231549787792671" text:continue-numbering="true" text:style-name="L1">
                    <text:list-item>
                      <text:p text:style-name="P43">Language-agnostic source code parser using ANTLR4 grammars. <text:span text:style-name="T18">Java, XML</text:span></text:p>
                    </text:list-item>
                    <text:list-item>
                      <text:p text:style-name="P44"><text:span text:style-name="T18">A</text:span>pplication for source code <text:span text:style-name="T16">search</text:span> <text:span text:style-name="T17">using</text:span> linguistic similarity rather than keyword<text:span text:style-name="T15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16"/>
                </table:table-cell>
              </table:table-row>
              <table:table-row>
                <table:table-cell table:style-name="Table3.A1" office:value-type="string">
                  <text:p text:style-name="P16"/>
                </table:table-cell>
              </table:table-row>
              <table:table-row>
                <table:table-cell table:style-name="Table3.A1" office:value-type="string">
                  <text:p text:style-name="P16"/>
                </table:table-cell>
              </table:table-row>
              <table:table-row>
                <table:table-cell table:style-name="Table3.A1" office:value-type="string">
                  <text:p text:style-name="P16"/>
                </table:table-cell>
              </table:table-row>
              <table:table-row>
                <table:table-cell table:style-name="Table3.A1" office:value-type="string">
                  <text:p text:style-name="P16"/>
                </table:table-cell>
              </table:table-row>
            </table:table>
            <text:p text:style-name="P6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2"><text:span text:style-name="T56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20">Coyote Logistics<text:span text:style-name="T2">,</text:span><text:span text:style-name="T49"> </text:span><text:span text:style-name="T50">Lead Software Engineer</text:span></text:p>
                  <text:p text:style-name="P17"><text:span text:style-name="T14">August </text:span><text:span text:style-name="T5">2019 – </text:span><text:span text:style-name="T14">present | Chattanooga, TN, USA</text:span></text:p>
                  <text:list xml:id="list231550425139589" text:continue-numbering="true" text:style-name="L1">
                    <text:list-item>
                      <text:p text:style-name="P62"><text:span text:style-name="T27">Manage deployments and releases of products </text:span><text:span text:style-name="T30">owned by team</text:span></text:p>
                    </text:list-item>
                    <text:list-item>
                      <text:p text:style-name="P45">Moved team from Scrum-style sprints to Kanban</text:p>
                    </text:list-item>
                    <text:list-item>
                      <text:p text:style-name="P62"><text:span text:style-name="T27">Project planning and requirements gathering. <text:s/>Create and document work to be completed. <text:s/>Explore and make development plans </text:span><text:span text:style-name="T30">for team to execute</text:span></text:p>
                    </text:list-item>
                    <text:list-item>
                      <text:p text:style-name="P46">Pair programming to resolve development blocks and debugging issues. <text:s/>Mentoring on test writing, refactors, and experimentation of code changes</text:p>
                    </text:list-item>
                    <text:list-item>
                      <text:p text:style-name="P46">Designed and mentored changes for implementing Elasticsearch script-based updates of time-critical and continuously updated data</text:p>
                    </text:list-item>
                    <text:list-item>
                      <text:p text:style-name="P62"><text:span text:style-name="T27">Lead project</text:span><text:span text:style-name="T32">s</text:span><text:span text:style-name="T27"> that overhauled company location search functionality with Elasticsearch solution </text:span><text:span text:style-name="T31">that replaced</text:span><text:span text:style-name="T27"> SQL-based queries </text:span><text:span text:style-name="T31">with</text:span><text:span text:style-name="T27"> flexible </text:span><text:span text:style-name="T40">type-ahead</text:span><text:span text:style-name="T27"> and fuzzy location searching. <text:s/></text:span><text:span text:style-name="T31">Implemented data collection for determining metrics on actual user search </text:span><text:span text:style-name="T42">selections</text:span></text:p>
                    </text:list-item>
                    <text:list-item>
                      <text:p text:style-name="P46">Lead project converting in-memory caching to Azure-hosted Redis</text:p>
                    </text:list-item>
                    <text:list-item>
                      <text:p text:style-name="P46">Converted <text:span text:style-name="T52">team </text:span>build infrastructure to YAML-based Azure DevOps <text:span text:style-name="T64">pipelines</text:span></text:p>
                    </text:list-item>
                    <text:list-item>
                      <text:p text:style-name="P46">Build and maintain Kibana dashboards for Logstash logging</text:p>
                    </text:list-item>
                  </text:list>
                  <text:p text:style-name="P13"/>
                  <text:p text:style-name="P23"><text:span text:style-name="T25">Coyote Logistics</text:span><text:span text:style-name="T43">,</text:span><text:span text:style-name="T44"> Senior</text:span><text:span text:style-name="T45"> Software Engineer</text:span></text:p>
                  <text:p text:style-name="P23"><text:span text:style-name="T35">April </text:span><text:span text:style-name="T36">2019 – </text:span><text:span text:style-name="T35">August 2109 | Chattanooga, TN, USA</text:span></text:p>
                  <text:list xml:id="list231550757676528" text:continue-numbering="true" text:style-name="L1">
                    <text:list-item>
                      <text:p text:style-name="P59"><text:span text:style-name="T5">Productionalized a data-science model in Python </text:span><text:span text:style-name="T13">with Flask. <text:s/></text:span><text:span text:style-name="T5">Improved model training efficacy, model deployment, and prediction robustness</text:span></text:p>
                    </text:list-item>
                    <text:list-item>
                      <text:p text:style-name="P62"><text:span text:style-name="T27">Designed, implemented, </text:span><text:span text:style-name="T33">and documented</text:span><text:span text:style-name="T27"> service changes that moved Elasticsearch </text:span><text:span text:style-name="T41">clients</text:span><text:span text:style-name="T27"> to secure-connection clusters.</text:span></text:p>
                    </text:list-item>
                    <text:list-item>
                      <text:p text:style-name="P58"><text:span text:style-name="T5">Designed, implemented, dogfooded, and documented a</text:span><text:span text:style-name="T12">n</text:span><text:span text:style-name="T5"> internal NuGet library for Elasticsearch index management. <text:s/>Provides de facto implementations and patterns for the company that allows teams to rapidly develop and deploy Elasticsearch-based applications</text:span></text:p>
                    </text:list-item>
                    <text:list-item>
                      <text:p text:style-name="P62"><text:span text:style-name="T27">Installed and maintained </text:span><text:span text:style-name="T33">Developer</text:span><text:span text:style-name="T27"> and QA Elasticsearch clusters</text:span></text:p>
                    </text:list-item>
                  </text:list>
                  <text:p text:style-name="P13"/>
                  <text:p text:style-name="P20">Coyote Logistics<text:span text:style-name="T2">,</text:span><text:span text:style-name="T49"> </text:span><text:span text:style-name="T50"><text:s/>Software Engineer</text:span></text:p>
                  <text:p text:style-name="P23"><text:span text:style-name="T35">February </text:span><text:span text:style-name="T36">201</text:span><text:span text:style-name="T35">6</text:span><text:span text:style-name="T36"> – </text:span><text:span text:style-name="T35">April 2019 | Chattanooga, TN, USA</text:span></text:p>
                  <text:list xml:id="list231550597111047" text:continue-numbering="true" text:style-name="L1">
                    <text:list-item>
                      <text:p text:style-name="P62"><text:span text:style-name="T29">Designed and i</text:span><text:span text:style-name="T28">mplemented Elasticsearch-based </text:span><text:span text:style-name="T29">services to </text:span><text:span text:style-name="T28">replac</text:span><text:span text:style-name="T29">e</text:span><text:span text:style-name="T28"> SQL searching and reports. <text:s/></text:span><text:span text:style-name="T33">S</text:span><text:span text:style-name="T29">ervice </text:span><text:span text:style-name="T33">A/B architecture accounted for </text:span><text:span text:style-name="T29">Elasticsearch index changes, removing service maintenance windows and allowing for continuous deployment</text:span></text:p>
                    </text:list-item>
                    <text:list-item>
                      <text:p text:style-name="P62"><text:span text:style-name="T33">Decoupled</text:span><text:span text:style-name="T29"> all existing Elasticsearch clients </text:span><text:span text:style-name="T33">from</text:span><text:span text:style-name="T29"> direct connections </text:span><text:span text:style-name="T33">to clusters to use services instead</text:span></text:p>
                    </text:list-item>
                    <text:list-item>
                      <text:p text:style-name="P48">Single-handedly upgraded company dependencies on Elasticsearch 1 to Elasticsearch 5 and introduced architecture and development patterns for gradual upgrades on future major versions</text:p>
                    </text:list-item>
                    <text:list-item>
                      <text:p text:style-name="P62"><text:span text:style-name="T29">Reformulated critical Elasticsearch queries </text:span><text:span text:style-name="T33">that brought</text:span><text:span text:style-name="T30"> mainline application query time from 30 seconds to sub-second searches</text:span></text:p>
                    </text:list-item>
                    <text:list-item>
                      <text:p text:style-name="P48"><text:soft-page-break/>Designed and implemented Elasticsearch jobs for identifying and removing old documents from long-lived indices <text:span text:style-name="T53">reducing index disk sizes 85% or more</text:span></text:p>
                    </text:list-item>
                    <text:list-item>
                      <text:p text:style-name="P62"><text:span text:style-name="T28">Major improvements to robustness and reliability of critical internal WCF </text:span><text:span text:style-name="T33">location geocoding and distance routing</text:span><text:span text:style-name="T28"> </text:span><text:span text:style-name="T29">service while introducing large refactors and increasing unit test coverage from less than 250 to over 1500</text:span></text:p>
                    </text:list-item>
                    <text:list-item>
                      <text:p text:style-name="P48">Reduced requests to external service by 99% (200K/day to 2K/day)</text:p>
                    </text:list-item>
                    <text:list-item>
                      <text:p text:style-name="P48">Researched and authored comprehensive service documentation</text:p>
                    </text:list-item>
                    <text:list-item>
                      <text:p text:style-name="P49">Designed protocol and process for deprecating WCF service methods</text:p>
                    </text:list-item>
                  </text:list>
                  <text:p text:style-name="P50"/>
                  <text:p text:style-name="P20"><text:span text:style-name="T1">ABB Corporate Research</text:span><text:span text:style-name="T2">,</text:span><text:span text:style-name="T49"> Visiting Re</text:span><text:span text:style-name="T51">se</text:span><text:span text:style-name="T49">archer &amp; Research Developer</text:span></text:p>
                  <text:p text:style-name="P25"><text:span text:style-name="T35">January </text:span><text:span text:style-name="T36">201</text:span><text:span text:style-name="T35">5 </text:span><text:span text:style-name="T36">– </text:span><text:span text:style-name="T35">February 2016 | Raleigh, NC, USA</text:span></text:p>
                  <text:list xml:id="list231550558366742" text:continue-numbering="true" text:style-name="L1">
                    <text:list-item>
                      <text:p text:style-name="P60"><text:span text:style-name="T7">Created &amp; lead </text:span><text:span text:style-name="T8">project</text:span><text:span text:style-name="T7"> to reduce interruptions of knowledge worker</text:span><text:span text:style-name="T6">s</text:span></text:p>
                    </text:list-item>
                    <text:list-item>
                      <text:p text:style-name="P52">Maintained web service for hundreds of internal users</text:p>
                    </text:list-item>
                  </text:list>
                  <text:p text:style-name="P9"/>
                  <text:p text:style-name="P19">University of Alabama<text:span text:style-name="T5">, </text:span><text:span text:style-name="T49">Graduate Research Assistant</text:span></text:p>
                  <text:p text:style-name="P8"><text:span text:style-name="T10">Fall 2014 </text:span><text:span text:style-name="T14">| Tuscaloosa, AL, USA</text:span></text:p>
                  <text:list xml:id="list231549775152006" text:continue-numbering="true" text:style-name="L1">
                    <text:list-item>
                      <text:p text:style-name="P35">Performed research related to Software Security</text:p>
                    </text:list-item>
                    <text:list-item>
                      <text:p text:style-name="P53">NSA Grant: “Growing the Science of Security Through <text:span text:style-name="T62">Analytics</text:span>”</text:p>
                    </text:list-item>
                  </text:list>
                  <text:p text:style-name="P10"/>
                  <text:p text:style-name="P25"><text:span text:style-name="T25">University of Alabama</text:span><text:span text:style-name="T35">, </text:span><text:span text:style-name="T44">Graduate Teaching Assistant</text:span></text:p>
                  <text:p text:style-name="P23"><text:span text:style-name="T35">Spring 2013 – Spring</text:span><text:span text:style-name="T36"> 2014 </text:span><text:span text:style-name="T35">| Tuscaloosa, AL, USA</text:span></text:p>
                  <text:list xml:id="list231551011091430" text:continue-numbering="true" text:style-name="L1">
                    <text:list-item>
                      <text:p text:style-name="P35">Taught 1<text:span text:style-name="T4">st</text:span> &amp; 2<text:span text:style-name="T4">nd</text:span> year students</text:p>
                    </text:list-item>
                    <text:list-item>
                      <text:p text:style-name="P51">Courses: Programming II &amp; Software Engineering</text:p>
                    </text:list-item>
                  </text:list>
                  <text:p text:style-name="P7"/>
                  <text:p text:style-name="P25"><text:span text:style-name="T25">University of Alabama</text:span><text:span text:style-name="T35">, </text:span><text:span text:style-name="T44">Undergraduate Research Mentor</text:span></text:p>
                  <text:p text:style-name="P23"><text:span text:style-name="T35">Summer 2011 – Spring</text:span><text:span text:style-name="T36"> 2014 </text:span><text:span text:style-name="T35">| Tuscaloosa, AL, USA</text:span></text:p>
                  <text:list xml:id="list231549617145381" text:continue-numbering="true" text:style-name="L1">
                    <text:list-item>
                      <text:p text:style-name="P35">Lead &amp; <text:span text:style-name="T62">mentored</text:span> undergraduates on various research projects<text:span text:style-name="T9"> </text:span><text:span text:style-name="T5">in Research Experience for Undergraduates program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26"/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</table:table-row>
            </table:table>
            <text:p text:style-name="P5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08-08T23:15:48.984000000</dc:date>
    <meta:editing-duration>P1DT20H51M1S</meta:editing-duration>
    <meta:editing-cycles>175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93" meta:word-count="690" meta:character-count="4785" meta:non-whitespace-character-count="4232"/>
  </office:meta>
</office:document-meta>
</file>